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0.499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8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307cm"/>
    </style:style>
    <style:style style:name="co19" style:family="table-column">
      <style:table-column-properties fo:break-before="auto" style:column-width="1.088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0.843cm"/>
    </style:style>
    <style:style style:name="co23" style:family="table-column">
      <style:table-column-properties fo:break-before="auto" style:column-width="0.771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0.658cm"/>
    </style:style>
    <style:style style:name="co26" style:family="table-column">
      <style:table-column-properties fo:break-before="auto" style:column-width="5.2cm"/>
    </style:style>
    <style:style style:name="co27" style:family="table-column">
      <style:table-column-properties fo:break-before="auto" style:column-width="0.725cm"/>
    </style:style>
    <style:style style:name="co28" style:family="table-column">
      <style:table-column-properties fo:break-before="auto" style:column-width="1.339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157cm"/>
    </style:style>
    <style:style style:name="co31" style:family="table-column">
      <style:table-column-properties fo:break-before="auto" style:column-width="3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stand ab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ern zufällige Karten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kennen, wann der letzte Spieler eine Karte ausgespielt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eine Karte ausspiel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tendeck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gespielte 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ilnehmende Spieler anzeige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</table:table-row>
      </table:table>
      <table:table table:name="US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stand abspeich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aktuell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stand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angezeigt wer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zeigen durchgeführt wurde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 und was wird dann erwartet?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aktuelle Spielstand 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Beim Starten vom Spiel ist die Anzeige auf 7, später wird sie minimiert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Spielpunkt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sich die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Anzeige soll während dem ganzen Spielverlauf angezeigt werden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eine Runde des Spieles beendet wurde, muss sich die Anzeige veränd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ie Runde wird nicht als gewonnen gezäh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Werte für Spielpunkte sind: 3, 2,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Bei den Sieger der Runde werden die gewonnen Spielpunkte vom Stand subtrahie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Spielpunkte des Gewinners müssen sich nach jeder Runde ändern.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7"/>
          <table:table-cell table:style-name="ce1" office:value-type="string" calcext:value-type="string">
            <text:p>Bemerku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e Runde wird gespielt</text:p>
          </table:table-cell>
          <table:table-cell table:number-columns-repeated="6"/>
          <table:table-cell table:style-name="ce2" office:value-type="string" calcext:value-type="string">
            <text:p>Es gibt keine Einschränkung der Länge des Nicks bzw. der Zeich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8"/>
          <table:table-cell office:value-type="string" calcext:value-type="string">
            <text:p>Der Knopf „entf“ funktioniert nic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iner der Spieler gewinnt und die gewonnenen Spielpunkte werden beim Gegner hinzugefüg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alaxy S4 (Android 5.0.1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nde wird bis zum Ende gespie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amsung 56Pkt, KI 69P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e KI gewinnt und der Client erhält 1 Spielpunk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nde wird bis zum Ende gespie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amsung 56Pkt, KI 69P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e KI gewinnt und der Client erhält 1 Spielpunkt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 table:number-rows-repeated="4"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</table:table>
      <table:table table:name="US16" table:style-name="ta1">
        <table:table-column table:style-name="co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ielern zufällige Karten austeil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teil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automatisch definiert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geteilt werden?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Welche Schritte sind nötig, um automatisch austeilen auszuführen?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teilen komplett abgeschlossen?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teilen genau durchgeführ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 soll ausgeteil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teilt wurde?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as „Spiel“ muss die Karten automatisch austeilen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Beim Rundenstart erhalten die Spieler ihre Karten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m Beginn des Spiels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folgt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oberste Karte auf dem Vorratsstapel wird als Trumpfkarte aufgedeckt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er erhalten 5 Kart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e neue Runde begin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Spieler ihre Karten haben und der Trumpf offen lieg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as Spiel muss gestartet sei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 Spieler am Tisc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 Karten werden erhalten, Spieler der am Zug ist wählt einen Trump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hat 6 Karten</text:p>
          </table:table-cell>
          <table:table-cell table:number-columns-repeated="11"/>
        </table:table-row>
      </table:table>
      <table:table table:name="US17" table:style-name="ta1"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ie tumpfanzeigende Karte aufdeck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d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trumpfanzeigenden Karte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fdecken stattfinden?</text:p>
          </table:table-cell>
          <table:table-cell table:number-columns-repeated="7"/>
          <table:table-cell office:value-type="string" calcext:value-type="string">
            <text:p>S_2</text:p>
          </table:table-cell>
          <table:table-cell office:value-type="string" calcext:value-type="string">
            <text:p>Welceh optionalen/verpflichtenden Aspekte gelten für die trumpfanzeigende Kart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fdecken komplett abgeschlossen?</text:p>
          </table:table-cell>
          <table:table-cell table:number-columns-repeated="7"/>
          <table:table-cell office:value-type="string" calcext:value-type="string">
            <text:p>S_3</text:p>
          </table:table-cell>
          <table:table-cell office:value-type="string" calcext:value-type="string">
            <text:p>Wie siet das Layout der trumpfanzeigenden Karte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aufgedeckt werden?</text:p>
          </table:table-cell>
          <table:table-cell table:number-columns-repeated="7"/>
          <table:table-cell office:value-type="string" calcext:value-type="string">
            <text:p>S_4</text:p>
          </table:table-cell>
          <table:table-cell office:value-type="string" calcext:value-type="string">
            <text:p>Welche Inhalte von der trumpfanzeigenden Karte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aufdecken geprüft werd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Karte wird vom „spiel“ selbst aufgedeckt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Nach jedem neuen Rundenstart und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Es wird eine Karte vom Kartendeck ausgewählt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neue Runde gestartet wurde</text:p>
          </table:table-cell>
          <table:table-cell table:number-columns-repeated="4"/>
          <table:table-cell office:value-type="string" calcext:value-type="string">
            <text:p>zu beginn des Spiels, sobald sich min.</text:p>
          </table:table-cell>
          <table:table-cell table:number-columns-repeated="2"/>
          <table:table-cell office:value-type="string" calcext:value-type="string">
            <text:p>S_2</text:p>
          </table:table-cell>
          <table:table-cell office:value-type="string" calcext:value-type="string">
            <text:p>Es kann nur eine Karte tumpfanzeigende Karte aufgedeckt werd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ie trumpfanzeigende Karte am Tisch offen liegt</text:p>
          </table:table-cell>
          <table:table-cell table:number-columns-repeated="4"/>
          <table:table-cell office:value-type="string" calcext:value-type="string">
            <text:p>zwei Spieler am Tisch befinden und </text:p>
          </table:table-cell>
          <table:table-cell table:number-columns-repeated="2"/>
          <table:table-cell office:value-type="string" calcext:value-type="string">
            <text:p>S_3</text:p>
          </table:table-cell>
          <table:table-cell office:value-type="string" calcext:value-type="string">
            <text:p>Das Layout entspricht der Karten des Kartendecks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Bei jedem neuen Rundenstart</text:p>
          </table:table-cell>
          <table:table-cell table:number-columns-repeated="4"/>
          <table:table-cell office:value-type="string" calcext:value-type="string">
            <text:p>das Spiel gestartet wurde</text:p>
          </table:table-cell>
          <table:table-cell table:number-columns-repeated="2"/>
          <table:table-cell office:value-type="string" calcext:value-type="string">
            <text:p>S_4</text:p>
          </table:table-cell>
          <table:table-cell office:value-type="string" calcext:value-type="string">
            <text:p>Die Karte muss zufällig gewählt werd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kann geprüft werden, ob die trumpfanzeigende Karte offen lieg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s muss eine trmpfanzeigende Karten geb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 (2er-Schnapsen K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 (2er-Schnapsen K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</table:table>
      <table:table table:name="US21" table:style-name="ta1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ine Karte aufnehm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eine Karte aufgenommen werden?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ürft werden, ob eine Karte aufgenommen wurde?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keine Karte aufnehmen kann?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Gewinner des Stichs nimmt zuerst eine Karte vom Talon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Nach jedem Stich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ch der Verlierer (zufällige Karten)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Spieler eine neue Karte in der Hand hä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in Spieler muss einen Stich gewinne/verlier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4</text:p>
          </table:table-cell>
          <table:table-cell office:value-type="string" calcext:value-type="string">
            <text:p>Es müssen sich Karten im Kartendeck befind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spielt eine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 gibt Kart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Punkte vom Stich werden dem Gewinner übertrag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erhält eine zufällige Karte vom Kartendeck und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nach der Verlier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chbedin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s müssen sich noch Karten im Kartendeck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 (2er-Schnapsen KI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spielt HerzAss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gibt HerzBub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bekommt PikKönig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und der Verlierer erhält eine neue zufällige Karte vom Talo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spielt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sticht Karte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und der Verlierer erhält eine neue zufällige Karte vom Talon</text:p>
          </table:table-cell>
          <table:table-cell table:number-columns-repeated="9"/>
        </table:table-row>
      </table:table>
      <table:table table:name="US22" table:style-name="ta1"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ist am Zug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ist ein Spieler am Zug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geprüft werden ob ein Spieler am Zug ist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der den letzten Stich gewonnen hat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 der Gewinner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r eine Karte ausspielen kan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Karten müssen sich am Tisch befind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Gewinner muss Karte zum Ausspielen besitz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spiel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mit einer höherwertigen Kar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zweite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A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Herz10er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bekommt die Punkte und ist am Zug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gibt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der Gewinnt bekommt die Punkte und ist am Zug</text:p>
          </table:table-cell>
          <table:table-cell table:number-columns-repeated="4"/>
        </table:table-row>
      </table:table>
      <table:table table:name="US23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gezeigt durchgeführt werden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gezeigt wurd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?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n Gewinner des Stichs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 jedem Stich bis die Runde zu Ende ist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Gewinner am Display ersch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gib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Zweiter Spieler gibt eine niederwertige Karte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rster Spieler bekommt ein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rster Spieler wird als Gewinner angezeig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PikUnter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Spieler werden die gestochenen Karten angezeigt und er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T_2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Pik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sticht mit Trumpf KaroOb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Computer werden die gestochnen Karten angezeigt und er spielt sofort eine neue Karte aus (HerzOber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emerkung:</text:p>
          </table:table-cell>
          <table:table-cell table:style-name="ce2" office:value-type="string" calcext:value-type="string">
            <text:p>mir wird nicht angezeigt, welcher Spieler einen Stich gewonnen hat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</table:table>
      <table:table table:name="US24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kennen, wann der letzte Spieler eine Karte ausgespielt h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rdergrund:</text:p>
          </table:table-cell>
          <table:table-cell office:value-type="string" calcext:value-type="string">
            <text:p>anzeigen wer eine Karte ausspiel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Züg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Züg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Züg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Mitspieler vor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Beide Spieler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Eine eigene Karte und eine Karte des Mitspielers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Zwei Spieler müssen eine Karte ausspie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in Spieler eine Karte zum Ausspielen ausgewählt hat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Nachdem beide Spieler am Zug waren, müssen sich 2 Karten am Tisch befinden, einer der beiden Spieler ist der Gewinner/Verlier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Ein Mitspieler besitzt 5 zufällige Karten und einen Nicknam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Beginn und nach jedem Stich, bis die Runde zu Ende i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n der Rei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Man ist nicht an der Reihe, und man muss warten bis der Gegner eine Karte ausspiel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Karte muss von einem Mitspieler ausgespielt worden sein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ch bin am Zug und spiele eine Karte gegen seine aus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o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puter gibt sofort Karte zu (KaroUnter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(HerzAs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2 ist am Zug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i Spieler befinden sich am Tisch, das Spiel ist gestartet, es wurde kein Spiel gerufen und es wird normal gespie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(HerzAss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gibt z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1 ist am Zug</text:p>
          </table:table-cell>
          <table:table-cell table:number-columns-repeated="5"/>
        </table:table-row>
      </table:table>
      <table:table table:name="US25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Zug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einen Zug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elche Inhalte von Zug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gelten für Handkart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nde Aspekte gelten für Handkarten?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elche Inhalte von Handkart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 der am Zug ist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e eigene Karte die ausgewählt wurd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, von dem Spieler der am Zug ist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Spieler muss eine Karte von seinen Handkarte auswäh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er Spieler der am Zug ist eine Karte ausgewählt hat und diese sich am Tisch befindet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Die ausgewählte Karte muss eine Karte von den Handkarten sein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Auswahl einer Karte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Die Handkarten bestehen zu Beginn aus 5 zufälligen Karten, die sich im weiten Spieleverlauf, durch ablegen und aufnehmen änder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 Spieler am Zug ist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Handkarten sind zufällig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Handkarten dürfen nicht doppelt vorkommen, und es dürfen sich nicht mehr, als 5 in der Hand des Spielers befinden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m Zu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Das der Spieler nicht am Zug ist, es muss bewartet werden bis der Gegner einer Karte wähl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Spieler müssen sich am Tisch befind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Die Karte darf nur ausgespielt werden, wenn sie den Spielregeln entsprich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ist am Zu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kann ausgewählte Karte ausspielen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PikOber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HerzAss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PikUnter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</table:table>
      <table:table table:name="US28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artendeck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gespielte 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ilnehmende Spieler anzeig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/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meine Karten, das Kartendeck, die ausgespielten 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arten und die anderen Spieler und das Spielfeld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?Tisch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KreuzOb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 (galaxy3, samsung5)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umpf und Spiel muss angesag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 (galaxy3, samsung5, bq)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</table:table>
      <table:table table:name="US29" table:style-name="ta1">
        <table:table-column table:style-name="co1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?Tisch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spielt Karte (KreuzUnt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</table:table>
      <table:table table:name="US39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ehen?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ortierter Reihenfolge vor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kpekte gelten für sortierter Reihenfolge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sortierter Reihenfolge und nach welchen Regeln soll überprüft werden?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Die 5 Handkart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Die 5 Handkarten müssen sortiert werd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Die 5 Handkarten müssen nach ihren Wert in absteigender Reihenfolge sortiert werden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Handkarten müssen ausgeteilt sei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gestarte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KreuzUnter,KaroOber,HerzUnter,HerzOber,HerzKönig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1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reuzBube, Kreuz10, KaroKönig, HerzKönig, Herz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2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kUnter, PikKönig, KaroBube,Karo10,HerzUnte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20.6.15 – 3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.00.0000</text:date>, <text:time style:data-style-name="N2" text:time-value="20:13:52.5756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1T20:15:11.909055513</dc:date>
    <meta:editing-duration>PT7H7M44S</meta:editing-duration>
    <meta:editing-cycles>68</meta:editing-cycles>
    <meta:generator>LibreOffice/4.2.7.2$Linux_X86_64 LibreOffice_project/420m0$Build-2</meta:generator>
    <meta:document-statistic meta:table-count="12" meta:cell-count="1263" meta:object-count="0"/>
  </office:meta>
</office:document-meta>
</file>